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KumizFY" svg:font-family="KumizFY"/>
    <style:font-face style:name="Tahoma1" svg:font-family="Tahoma"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font-name-complex="Arial1"/>
    </style:style>
    <style:style style:name="P2" style:family="paragraph" style:parent-style-name="Standard">
      <style:text-properties fo:language="en" fo:country="US" fo:font-weight="bold" style:font-weight-asian="bold" style:font-name-complex="Arial1" style:font-weight-complex="bold"/>
    </style:style>
    <style:style style:name="P3" style:family="paragraph" style:parent-style-name="Standard">
      <style:text-properties fo:font-weight="bold" style:font-weight-asian="bold" style:font-name-complex="Arial1" style:font-weight-complex="bold"/>
    </style:style>
    <style:style style:name="P4" style:family="paragraph" style:parent-style-name="Standard">
      <style:text-properties fo:language="ru" fo:country="RU" style:font-name-complex="Arial1"/>
    </style:style>
    <style:style style:name="P5" style:family="paragraph" style:parent-style-name="Standard" style:master-page-name="Standard">
      <style:paragraph-properties style:page-number="auto"/>
    </style:style>
    <style:style style:name="P6" style:family="paragraph" style:parent-style-name="Standard">
      <style:paragraph-properties fo:padding="0.074cm" fo:border-left="none" fo:border-right="none" fo:border-top="none" fo:border-bottom="0.002cm solid #000000" style:join-border="false"/>
      <style:text-properties fo:language="en" fo:country="US" style:font-name-complex="Arial1"/>
    </style:style>
    <style:style style:name="T1" style:family="text">
      <style:text-properties fo:language="en" fo:country="US"/>
    </style:style>
    <style:style style:name="T2" style:family="text">
      <style:text-properties fo:language="en" fo:country="US" style:font-name-complex="Arial1"/>
    </style:style>
    <style:style style:name="T3" style:family="text">
      <style:text-properties fo:language="en" fo:country="US" fo:font-weight="bold" style:font-weight-asian="bold" style:font-name-complex="Arial1" style:font-weight-complex="bold"/>
    </style:style>
    <style:style style:name="T4" style:family="text">
      <style:text-properties fo:language="en" fo:country="US" style:text-underline-style="solid" style:text-underline-width="auto" style:text-underline-color="font-color" fo:font-weight="bold" style:font-weight-asian="bold" style:font-name-complex="Arial1" style:font-weight-complex="bold"/>
    </style:style>
    <style:style style:name="T5" style:family="text">
      <style:text-properties fo:color="#0000ff" style:text-underline-style="solid" style:text-underline-width="auto" style:text-underline-color="font-color"/>
    </style:style>
    <style:style style:name="T6" style:family="text">
      <style:text-properties fo:language="ru" fo:country="RU" style:font-name-complex="Arial1"/>
    </style:style>
    <style:style style:name="T7" style:family="text">
      <style:text-properties fo:color="#0032a0" style:font-name="KumizFY" fo:letter-spacing="0.026cm" fo:font-style="italic" fo:font-weight="bold"/>
    </style:style>
    <style:style style:name="T8" style:family="text">
      <style:text-properties fo:color="#0032a0" style:font-name="KumizFY" fo:letter-spacing="0.026cm" fo:language="ru" fo:country="RU" fo:font-style="italic" fo:font-weight="bold" style:font-name-complex="Ari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3">Context:</text:span></text:p>
      <text:p text:style-name="P2"/>
      <text:p text:style-name="Standard"><text:span text:style-name="T2">Overall goal, to make a sellable E-commerce site for <text:s/></text:span><text:a xlink:type="simple" xlink:href="http://www.scrubdaddyisrael.com" text:style-name="Internet_20_link" text:visited-style-name="Visited_20_Internet_20_Link">www.scrubdaddyisrael.com</text:a><text:span text:style-name="T2"> E-commerce ready </text:span><text:span text:style-name="T4">site in both English and Hebrew versions</text:span><text:span text:style-name="T2">, with Hebrew as the default language. Both sites to operate in Israeli New Shekel currency integrated payment system.</text:span></text:p>
      <text:p text:style-name="Standard"><text:span text:style-name="T2">Note: The US version website files (for the US site </text:span><text:a xlink:type="simple" xlink:href="http://www.scrubdaddy.com" text:style-name="Internet_20_link" text:visited-style-name="Visited_20_Internet_20_Link">www.scrubdaddy.com</text:a><text:span text:style-name="T2">) <text:s/>will be provided to you – thus e-cart does not need to be invented from scratch; just e-commerce functionality integrated for the 3 products I am selling on my site: Scrub Daddy Original, Mommy, and Lemon Fresh. Need to have a sellable e-cart which incorporates the 17% VAT tax of Israel. Using Tranzilla payment system with PayPal option as well.</text:span></text:p>
      <text:p text:style-name="P1"/>
      <text:p text:style-name="Standard"><text:span text:style-name="T3">Technical tasks to be done:</text:span></text:p>
      <text:p text:style-name="P2"/>
      <text:p text:style-name="Standard"><text:span text:style-name="T3">-Main Home page will be this but in Hebrew version: </text:span><text:a xlink:type="simple" xlink:href="https://scrubdaddy.com/scrub-daddy-original/" text:style-name="Internet_20_link" text:visited-style-name="Visited_20_Internet_20_Link"><text:span text:style-name="T5">https://scrubdaddy.com/scrub-daddy-original/</text:span></text:a></text:p>
      <text:p text:style-name="Standard"><text:span text:style-name="T3">-Hebrew version video will be provided to replace the English one.</text:span></text:p>
      <text:p text:style-name="Standard"><text:span text:style-name="T3">-We need at the top menu of the site, a selector for language (can use Israel flag for Hebrew, US flag for English). Hebrew should be the default landing page.</text:span></text:p>
      <text:p text:style-name="Standard"><text:span text:style-name="T3">-The ‘you might also like’ selector at the bottom – will only show 2 additional sponges (Lemon Fresh and Scrub Mommy) as I sell only 3 sponge types on my site.</text:span></text:p>
      <text:p text:style-name="Standard"><text:span text:style-name="T3">-Top menu on site should only have ‘product family’ – can remove the other headers except for the get in touch button – which I want to keep and be able to receive functionally emails.</text:span></text:p>
      <text:p text:style-name="Standard"><text:span text:style-name="T3">-On the bottom menu of the site in orange, remove all and keep only: Product family and add in a Terms and Conditions (for which I’ll provide text in Hebrew and English). Remove the phone, address, and company rating, but keep and enlarge the social media icons for Facebook and INSTA. Those should link to my pages:</text:span></text:p>
      <text:p text:style-name="Standard"><text:a xlink:type="simple" xlink:href="https://www.facebook.com/ScrubDaddyIsrael/?ref=bookmarks" text:style-name="Internet_20_link" text:visited-style-name="Visited_20_Internet_20_Link"><text:span text:style-name="T5">https://www.facebook.com/ScrubDaddyIsrael/?ref=bookmarks</text:span></text:a></text:p>
      <text:p text:style-name="Standard"><text:a xlink:type="simple" xlink:href="https://www.instagram.com/scrubdaddyisrael/" text:style-name="Internet_20_link" text:visited-style-name="Visited_20_Internet_20_Link"><text:span text:style-name="T5">https://www.instagram.com/scrubdaddyisrael/</text:span></text:a></text:p>
      <text:p text:style-name="Standard"/>
      <text:p text:style-name="Standard"><text:span text:style-name="T1">Keep a navigable path flow on each of the individual 3 product pages (and PRODUCT FAMILY link should go to a page like this for me in English and Hebrew versions)</text:span></text:p>
      <text:p text:style-name="Standard"><text:a xlink:type="simple" xlink:href="https://scrubdaddy.com/the-smiling-scrubbers/" text:style-name="Internet_20_link" text:visited-style-name="Visited_20_Internet_20_Link">https://scrubdaddy.com/the-smiling-scrubbers/</text:a></text:p>
      <text:p text:style-name="Standard"><text:span text:style-name="T3">However, I only have 3 products, Scrub Daddy, Scrub Mommy, and Lemon Fresh. On smiling scrubber page, keep the ‘clean like a pro paragraph at botton’ – I have Hebrew text translation for that of course as well. </text:span><text:bookmark text:name="_GoBack"/></text:p>
      <text:p text:style-name="P2"/>
      <text:p text:style-name="Standard"><text:soft-page-break/><text:span text:style-name="T3">Scrub Mommy Page – I have of course all translations, need to embed a Hebrew version video instead of the one there (keep the English one for English version)</text:span></text:p>
      <text:p text:style-name="Standard"><text:a xlink:type="simple" xlink:href="https://scrubdaddy.com/scrub-mommy/" text:style-name="Internet_20_link" text:visited-style-name="Visited_20_Internet_20_Link"><text:span text:style-name="T5">https://scrubdaddy.com/scrub-mommy/</text:span></text:a></text:p>
      <text:p text:style-name="Standard"/>
      <text:p text:style-name="Standard"><text:span text:style-name="T1">On any of the 3 product pages (Original Daddy, Mommy, Lemon) when someone clicks Shop me, they should go to a cart page, and be able to buy the product (select how many they want to add to their cart) and go through the payment process.</text:span></text:p>
      <text:p text:style-name="P3"/>
      <text:p text:style-name="Standard"><text:span text:style-name="T2">-Add in footer of the site, Terms and condition link which opens to text on that page (I will provide) – both in English and Hebrew for those 2 versions.</text:span></text:p>
      <text:p text:style-name="Standard"><text:span text:style-name="T2">-Ensure proper purchase flow for the 3 products (Daddy, Mommy, and Lemon Fresh) so that User can shop those products in both the English and Hebrew version. Live shopping cart can be updated, and they can process payment (Pay me or suitable Ecommerce vendor for payment processing to be integrated).</text:span></text:p>
      <text:p text:style-name="Standard"><text:span text:style-name="T2">-Improve Font for the Hebrew text – I will provide example targeted alternatives.</text:span></text:p>
      <text:p text:style-name="Standard"><text:span text:style-name="T2">-Ensure selector for language (Hebrew and English) on the main page – and that Hebrew is the default language. </text:span></text:p>
      <text:p text:style-name="Standard"><text:span text:style-name="T2">-Ensure on contact us form, that it send their emails to: </text:span><text:a xlink:type="simple" xlink:href="mailto:barako@scrubdaddyisrael.com" text:style-name="Internet_20_link" text:visited-style-name="Visited_20_Internet_20_Link">barako@scrubdaddyisrael.com</text:a></text:p>
      <text:p text:style-name="P1"/>
      <text:p text:style-name="P6"/>
      <text:p text:style-name="P1"/>
      <text:p text:style-name="P4">Перевод:</text:p>
      <text:p text:style-name="P4"/>
      <text:p text:style-name="P4">Контекст:</text:p>
      <text:p text:style-name="P4"/>
      <text:p text:style-name="P4">Основная цель - создать продаваемый сайт на E-commerce для сайта www.scrubdaddyisrael.com, готовый и на двух языках - <text:s/>английский и иврит когда иврит является в качестве языка по умолчанию. Оба сайта будут работать в интегрированной платежной системе израильского Нового шекеля.</text:p>
      <text:p text:style-name="P4">Примечание: Вам будут предоставлены файлы веб-сайта из американской версии (для американского сайта www.scrubdaddy.com) - таким образом, нет необходимости изобретать e-cart с нуля; только интегрироваь функционал <text:s/>3 <text:s/>продуктов, которые я продаю на моем сайте: Scrub Daddy Original, Mommy и Lemon Fresh. В конечном рзультате нужно иметь электронную корзину e-commerce, которая считает 17% НДС Израиля. Использовать платежную систему Tranzilla + опция PayPal.</text:p>
      <text:p text:style-name="P4"/>
      <text:p text:style-name="P4">Технические задачи, которые необходимо выполнить:</text:p>
      <text:p text:style-name="P4"><text:soft-page-break/></text:p>
      <text:p text:style-name="P4">- Главная страница будет такой, но на иврите: https://scrubdaddy.com/scrub-daddy-original/</text:p>
      <text:p text:style-name="P4">- Версия видео на иврит будут предоставленаы вместо на английском.</text:p>
      <text:p text:style-name="P4">- Нам нужно в верхнем меню сайта селектор языка чтобы пользователь смог выбрать язык (можно использовать флаг Израиля для иврита, флаг США для английского). Иврит должен быть дефолтовым (страницей по умолчанию.)</text:p>
      <text:p text:style-name="P4">- Селектор «Вам также может понравиться» внизу - покажет только 2 дополнительные губки (Lemon Fresh и Scrub Mommy), поскольку я продаю только 3 типа губок на своем сайте.</text:p>
      <text:p text:style-name="P4">-В верхнем меню на сайте должно остатся только «семейство продуктов» - можно удалить другие заголовки, кроме кнопки «войти в контакт» - которую я хочу сохранить и иметь возможность получать от нее электронные письма.</text:p>
      <text:p text:style-name="P4">-В нижнем меню сайта <text:s/>(оранжевым <text:s/>футере) удалите все и оставьте только: Семейство продуктов и добавьте Условия и спользования сайтом <text:span text:style-name="T1">(Terms of use)</text:span> текст будет вам предоставлен. Удалите телефон, адрес и рейтинг компании, но сохраните и увеличьте значки социальных сетей для Facebook и INSTA. Они должны ссылаться на мои социальные страницы:</text:p>
      <text:p text:style-name="P4">https://www.facebook.com/ScrubDaddyIsrael/?ref=bookmarks</text:p>
      <text:p text:style-name="P4">https://www.instagram.com/scrubdaddyisrael/</text:p>
      <text:p text:style-name="P4"/>
      <text:p text:style-name="P4">Сохраняйте навигационный маршрут (Разноцветные хлебные крошки) на каждой из 3 отдельных страниц 3 продуктов (ссылка ПРОДУКТОВАЯ СЕМЬЯ должна перейти на такую ​​страницу на английской версии и на версии на иврит)</text:p>
      <text:p text:style-name="P4">https://scrubdaddy.com/the-smiling-scrubbers/</text:p>
      <text:p text:style-name="Standard"><text:span text:style-name="T6">Тем не менее, у меня есть только 3 продукта, Scrub Daddy, Scrub Mommy и Lemon Fresh. На странице <text:s/>smiling scrubber, оставьте текст <text:s/>в нижней части страницы «</text:span><text:span text:style-name="T7">Clean Like A Pro</text:span><text:span text:style-name="T8">»</text:span></text:p>
      <text:p text:style-name="P4">перевод на иврит будет предоставлен.</text:p>
      <text:p text:style-name="P4"/>
      <text:p text:style-name="P4">Scrub Mommy Page — Предоставим Вам <text:s/>все нужные переводы нужно вставить видео на иврите вместо английского . (оставьте англоязычную версию для английской версии)</text:p>
      <text:p text:style-name="P4">https://scrubdaddy.com/scrub-mommy/</text:p>
      <text:p text:style-name="P4"/>
      <text:p text:style-name="P4">На любой из 3 страниц продукта («Оригинальный папа», «Мама», «Лимон»), когда кто-то нажимает «Купить меня», он должен перейти на страницу корзины и иметь возможность купить продукт. Выбрать, количество товаров который он хочет добавить в свою корзину и перейти к процессу оплаты.</text:p>
      <text:p text:style-name="P4">-Убедитесь в правильной последовательности покупок для 3-х продуктов (Daddy, Mommy и Lemon Fresh), чтобы пользователь мог покупать эти продукты как на английском, так и на иврите. Реальная корзина покупок может быть обновлена, и они могут обрабатывать платежи <text:soft-page-break/>(заплатите мне или подходящему поставщику электронной торговли. Это все делается через Транзила).</text:p>
      <text:p text:style-name="P4">- <text:s/>Шрифт для текста на иврите должен быть красивым как на английской версии - я приведу пример альтернатив.</text:p>
      <text:p text:style-name="P4">-Убедитесь что форма обратной связи, отправлял ине электронные письма по адресу: barako@scrubdaddyisrael.com</text:p>
      <text:p text:style-name="P1"/>
      <text:p text:style-name="P1"/>
      <text:p text:style-name="P1"/>
      <text:p text:style-name="P1"/>
      <text:p text:style-name="P1"/>
      <text:p text:style-name="Standard"><text:span text:style-name="T2"><text:s text:c="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KumizFY" svg:font-family="KumizFY"/>
    <style:font-face style:name="Tahoma1" svg:font-family="Tahoma"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none" style:font-size-asian="11pt" style:language-asian="en" style:country-asian="US" style:font-size-complex="11pt" style:language-complex="he" style:country-complex="IL"/>
    </style:default-style>
    <style:default-style style:family="paragraph">
      <style:paragraph-properties fo:margin-top="0cm" fo:margin-bottom="0.282cm" fo:line-height="107%" fo:hyphenation-ladder-count="no-limit" style:text-autospace="ideograph-alpha" style:punctuation-wrap="hanging" style:line-break="strict" style:tab-stop-distance="1.27cm" style:writing-mode="page"/>
      <style:text-properties style:use-window-font-color="true" style:font-name="Calibri" fo:font-size="11pt" fo:language="en" fo:country="none" style:font-name-asian="SimSun" style:font-size-asian="11pt" style:language-asian="en" style:country-asian="US" style:font-name-complex="F" style:font-size-complex="11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Title" style:family="paragraph" style:parent-style-name="Standard" style:next-style-name="Text" style:class="text">
      <style:paragraph-properties fo:margin-top="0.423cm" fo:margin-bottom="0.212cm" fo:keep-with-next="always"/>
      <style:text-properties style:font-name="Arial" fo:font-size="14pt" style:font-name-asian="Microsoft YaHei" style:font-size-asian="14pt" style:font-name-complex="Tahoma" style:font-size-complex="14pt"/>
    </style:style>
    <style:style style:name="Text" style:family="paragraph" style:parent-style-name="Standard" style:class="text">
      <style:paragraph-properties fo:margin-top="0cm" fo:margin-bottom="0.212cm"/>
    </style:style>
    <style:style style:name="List" style:family="paragraph" style:parent-style-name="Text"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Title" style:next-style-name="Text" style:default-outline-level="2"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Обычный"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arak Orenstein</meta:initial-creator>
    <dc:creator>111 111</dc:creator>
    <meta:editing-cycles>12</meta:editing-cycles>
    <meta:creation-date>2019-10-06T14:16:00</meta:creation-date>
    <dc:date>2019-10-25T18:59:42.38</dc:date>
    <meta:editing-duration>PT49M19S</meta:editing-duration>
    <meta:generator>OpenOffice/4.1.5$Win32 OpenOffice.org_project/415m1$Build-9789</meta:generator>
    <meta:document-statistic meta:table-count="0" meta:image-count="0" meta:object-count="0" meta:page-count="4" meta:paragraph-count="47" meta:word-count="1040" meta:character-count="688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